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6232" calcext:value-type="float">
            <text:p>123.7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872" calcext:value-type="float">
            <text:p>123.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032" calcext:value-type="float">
            <text:p>120.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8232" calcext:value-type="float">
            <text:p>116.9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0264" calcext:value-type="float">
            <text:p>115.6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5368" calcext:value-type="float">
            <text:p>113.8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396" calcext:value-type="float">
            <text:p>111.6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200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5112" calcext:value-type="float">
            <text:p>111.0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9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9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114</text:p>
          </table:table-cell>
          <table:table-cell office:value-type="string" calcext:value-type="string">
            <text:p>TWDB:0602114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74184" calcext:value-type="float">
            <text:p>93.6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